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00000007EE8988DF9B1638359.png" manifest:media-type="image/png"/>
  <manifest:file-entry manifest:full-path="Pictures/10000201000000E80000002B99C3377325BFFF9D.png" manifest:media-type="image/png"/>
  <manifest:file-entry manifest:full-path="Pictures/1000000000000306000001471EB37C0E0AF39BD9.png" manifest:media-type="image/png"/>
  <manifest:file-entry manifest:full-path="Pictures/1000020100000071000000277C833BC0660FF0FF.png" manifest:media-type="image/png"/>
  <manifest:file-entry manifest:full-path="Pictures/10000201000000DD000000E536C0FAAB49320676.png" manifest:media-type="image/png"/>
  <manifest:file-entry manifest:full-path="Pictures/10000201000004520000076F954CC257433E3971.png" manifest:media-type="image/png"/>
  <manifest:file-entry manifest:full-path="Pictures/10000201000001F60000006C0C930DD798693F0F.png" manifest:media-type="image/png"/>
  <manifest:file-entry manifest:full-path="Pictures/10000201000002790000018CA44ACD53545E8F4D.png" manifest:media-type="image/png"/>
  <manifest:file-entry manifest:full-path="Pictures/10000201000002070000007B922E725D4F5C94C8.png" manifest:media-type="image/png"/>
  <manifest:file-entry manifest:full-path="Pictures/10000201000001F50000010B41F01A14E6E25E3D.png" manifest:media-type="image/png"/>
  <manifest:file-entry manifest:full-path="Pictures/100002010000012C000000C87D94420CC073AA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98cm" svg:height="27.699cm" svg:x="2.047cm" svg:y="0.733cm">
          <draw:image xlink:href="Pictures/10000201000004520000076F954CC257433E3971.png" xlink:type="simple" xlink:show="embed" xlink:actuate="onLoad">
            <text:p/>
          </draw:image>
        </draw:frame>
        <draw:frame draw:style-name="gr1" draw:text-style-name="P1" draw:layer="layout" svg:width="11.815cm" svg:height="5.969cm" svg:x="5.187cm" svg:y="0.873cm">
          <draw:image xlink:href="Pictures/1000000000000306000001471EB37C0E0AF39BD9.png" xlink:type="simple" xlink:show="embed" xlink:actuate="onLoad">
            <text:p/>
          </draw:image>
        </draw:frame>
        <draw:frame draw:style-name="gr2" draw:text-style-name="P2" draw:layer="layout" svg:width="5.08cm" svg:height="0.942cm" svg:x="1.916cm" svg:y="13.843cm">
          <draw:image xlink:href="Pictures/10000201000000E80000002B99C3377325BFFF9D.png" xlink:type="simple" xlink:show="embed" xlink:actuate="onLoad">
            <text:p/>
          </draw:image>
        </draw:frame>
        <draw:frame draw:style-name="gr2" draw:text-style-name="P2" draw:layer="layout" svg:width="2.988cm" svg:height="1.031cm" draw:transform="skewX (0.0136135681655558) rotate (0.0134390352403563) translate (3.541cm 3.834cm)">
          <draw:image xlink:href="Pictures/1000020100000071000000277C833BC0660FF0FF.png" xlink:type="simple" xlink:show="embed" xlink:actuate="onLoad">
            <text:p/>
          </draw:image>
        </draw:frame>
        <draw:frame draw:style-name="gr2" draw:text-style-name="P2" draw:layer="layout" svg:width="4.826cm" svg:height="1.038cm" svg:x="12.049cm" svg:y="8.62cm">
          <draw:image xlink:href="Pictures/10000201000001F60000006C0C930DD798693F0F.png" xlink:type="simple" xlink:show="embed" xlink:actuate="onLoad">
            <text:p/>
          </draw:image>
        </draw:frame>
        <draw:frame draw:style-name="gr2" draw:text-style-name="P2" draw:layer="layout" svg:width="12.302cm" svg:height="7.696cm" svg:x="2.033cm" svg:y="8.112cm">
          <draw:image xlink:href="Pictures/10000201000002790000018CA44ACD53545E8F4D.png" xlink:type="simple" xlink:show="embed" xlink:actuate="onLoad">
            <text:p/>
          </draw:image>
        </draw:frame>
        <draw:frame draw:style-name="gr1" draw:text-style-name="P1" draw:layer="layout" svg:width="5.461cm" svg:height="2.91cm" svg:x="14.208cm" svg:y="10.271cm">
          <draw:image xlink:href="Pictures/10000201000001F50000010B41F01A14E6E25E3D.png" xlink:type="simple" xlink:show="embed" xlink:actuate="onLoad">
            <text:p/>
          </draw:image>
        </draw:frame>
        <draw:frame draw:style-name="gr1" draw:text-style-name="P1" draw:layer="layout" svg:width="5.588cm" svg:height="1.324cm" svg:x="14.335cm" svg:y="13.392cm">
          <draw:image xlink:href="Pictures/10000201000002070000007B922E725D4F5C94C8.png" xlink:type="simple" xlink:show="embed" xlink:actuate="onLoad">
            <text:p/>
          </draw:image>
        </draw:frame>
        <draw:frame draw:style-name="gr2" draw:text-style-name="P2" draw:layer="layout" svg:width="15.748cm" svg:height="3.387cm" svg:x="2.27cm" svg:y="15.213cm">
          <draw:image xlink:href="Pictures/10000201000001F60000006C0C930DD798693F0F.png" xlink:type="simple" xlink:show="embed" xlink:actuate="onLoad">
            <text:p/>
          </draw:image>
        </draw:frame>
        <draw:frame draw:style-name="gr1" draw:text-style-name="P1" draw:layer="layout" svg:width="2.54cm" svg:height="1.693cm" svg:x="16.621cm" svg:y="8.324cm">
          <draw:image xlink:href="Pictures/100002010000012C000000C87D94420CC073AAE2.png" xlink:type="simple" xlink:show="embed" xlink:actuate="onLoad">
            <text:p/>
          </draw:image>
        </draw:frame>
        <draw:frame draw:style-name="gr2" draw:text-style-name="P2" draw:layer="layout" svg:width="15.748cm" svg:height="3.387cm" svg:x="1.762cm" svg:y="18.272cm">
          <draw:image xlink:href="Pictures/10000201000001F60000006C0C930DD798693F0F.png" xlink:type="simple" xlink:show="embed" xlink:actuate="onLoad">
            <text:p/>
          </draw:image>
        </draw:frame>
        <draw:frame draw:style-name="gr2" draw:text-style-name="P2" draw:layer="layout" svg:width="5.846cm" svg:height="6.058cm" svg:x="2.016cm" svg:y="0.873cm">
          <draw:image xlink:href="Pictures/10000201000000DD000000E536C0FAAB49320676.png" xlink:type="simple" xlink:show="embed" xlink:actuate="onLoad">
            <text:p/>
          </draw:image>
        </draw:frame>
        <draw:frame draw:style-name="gr1" draw:text-style-name="P1" draw:layer="layout" svg:width="3.047cm" svg:height="2.667cm" svg:x="-21cm" svg:y="3.921cm">
          <draw:image xlink:href="Pictures/10000201000000900000007EE8988DF9B1638359.png" xlink:type="simple" xlink:show="embed" xlink:actuate="onLoad">
            <text:p/>
          </draw:image>
        </draw:frame>
        <draw:frame draw:style-name="gr2" draw:text-style-name="P2" draw:layer="layout" svg:width="19.431cm" svg:height="4.178cm" svg:x="0.873cm" svg:y="22.349cm">
          <draw:image xlink:href="Pictures/10000201000001F60000006C0C930DD798693F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458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7:30:04.174867951</meta:creation-date>
    <dc:date>2018-09-24T10:56:23.387346834</dc:date>
    <meta:editing-duration>P1DT6H5S</meta:editing-duration>
    <meta:editing-cycles>5</meta:editing-cycles>
    <meta:generator>LibreOffice/5.1.6.2$Linux_X86_64 LibreOffice_project/10m0$Build-2</meta:generator>
    <meta:document-statistic meta:object-count="14"/>
  </office:meta>
</office:document-meta>
</file>